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ab53" officeooo:paragraph-rsid="001dab53"/>
    </style:style>
    <style:style style:name="P2" style:family="paragraph" style:parent-style-name="Standard">
      <style:text-properties officeooo:rsid="001dab53" officeooo:paragraph-rsid="003db5a3"/>
    </style:style>
    <style:style style:name="P3" style:family="paragraph" style:parent-style-name="Standard">
      <style:text-properties officeooo:rsid="001f5d33" officeooo:paragraph-rsid="001f5d33"/>
    </style:style>
    <style:style style:name="P4" style:family="paragraph" style:parent-style-name="Standard">
      <style:text-properties officeooo:rsid="001f5d33" officeooo:paragraph-rsid="003ae0ea"/>
    </style:style>
    <style:style style:name="P5" style:family="paragraph" style:parent-style-name="Standard">
      <style:text-properties officeooo:rsid="002539bd" officeooo:paragraph-rsid="002539bd"/>
    </style:style>
    <style:style style:name="P6" style:family="paragraph" style:parent-style-name="Standard">
      <style:text-properties officeooo:rsid="00259a03" officeooo:paragraph-rsid="00259a03"/>
    </style:style>
    <style:style style:name="P7" style:family="paragraph" style:parent-style-name="Standard">
      <style:text-properties officeooo:rsid="002769bd" officeooo:paragraph-rsid="002a61df"/>
    </style:style>
    <style:style style:name="P8" style:family="paragraph" style:parent-style-name="Standard">
      <style:text-properties officeooo:rsid="002769bd" officeooo:paragraph-rsid="003aee71"/>
    </style:style>
    <style:style style:name="P9" style:family="paragraph" style:parent-style-name="Standard">
      <style:text-properties officeooo:rsid="002ce8d6" officeooo:paragraph-rsid="002f560a"/>
    </style:style>
    <style:style style:name="P10" style:family="paragraph" style:parent-style-name="Standard">
      <style:text-properties officeooo:rsid="00339336" officeooo:paragraph-rsid="00339336"/>
    </style:style>
    <style:style style:name="P11" style:family="paragraph" style:parent-style-name="Standard">
      <style:text-properties officeooo:rsid="003f1699" officeooo:paragraph-rsid="003f1699"/>
    </style:style>
    <style:style style:name="T1" style:family="text">
      <style:text-properties officeooo:rsid="001f5d33"/>
    </style:style>
    <style:style style:name="T2" style:family="text">
      <style:text-properties officeooo:rsid="002539bd"/>
    </style:style>
    <style:style style:name="T3" style:family="text">
      <style:text-properties officeooo:rsid="002769bd"/>
    </style:style>
    <style:style style:name="T4" style:family="text">
      <style:text-properties officeooo:rsid="002a61df"/>
    </style:style>
    <style:style style:name="T5" style:family="text">
      <style:text-properties officeooo:rsid="002eb31e"/>
    </style:style>
    <style:style style:name="T6" style:family="text">
      <style:text-properties officeooo:rsid="0057b5c2"/>
    </style:style>
    <style:style style:name="T7" style:family="text">
      <style:text-properties officeooo:rsid="0032f8be"/>
    </style:style>
    <style:style style:name="T8" style:family="text">
      <style:text-properties officeooo:rsid="00358682"/>
    </style:style>
    <style:style style:name="T9" style:family="text">
      <style:text-properties officeooo:rsid="00359b90"/>
    </style:style>
    <style:style style:name="T10" style:family="text">
      <style:text-properties officeooo:rsid="0036ad1c"/>
    </style:style>
    <style:style style:name="T11" style:family="text">
      <style:text-properties officeooo:rsid="0036dcba"/>
    </style:style>
    <style:style style:name="T12" style:family="text">
      <style:text-properties officeooo:rsid="0038d1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VIOLENT PREVENTION INTERVENTION</text:span></text:p>
      <text:p text:style-name="P1"/>
      <text:p text:style-name="P3">Levels of <text:span text:style-name="T10">i</text:span>nterventio<text:span text:style-name="T11">n and implementation are varied based on the risk group</text:span>:</text:p>
      <text:p text:style-name="P3"/>
      <text:p text:style-name="P3"><text:tab/>1. Low risk group</text:p>
      <text:p text:style-name="P3"/>
      <text:p text:style-name="P3"><text:tab/>2. Medium risk group</text:p>
      <text:p text:style-name="P3"/>
      <text:p text:style-name="P3"><text:tab/>3. High risk group</text:p>
      <text:p text:style-name="P3"/>
      <text:p text:style-name="P3"/>
      <text:p text:style-name="P1"><text:span text:style-name="T12">Ways c</text:span>ountering Violent Extremism <text:span text:style-name="T8">in general</text:span>:</text:p>
      <text:p text:style-name="P1"/>
      <text:p text:style-name="P2"><text:span text:style-name="T1">1. None intrusive intervention such as utilize Ads (e. g. love and happy images) to target those who are</text:span></text:p>
      <text:p text:style-name="P2"><text:span text:style-name="T1"><text:s text:c="4"/>at risk of violent extremism.</text:span></text:p>
      <text:p text:style-name="P1"/>
      <text:p text:style-name="P4">2. <text:s/><text:span text:style-name="T2">Encourage social interaction. And facilitate social connection (have meeting info available on</text:span></text:p>
      <text:p text:style-name="P4"><text:span text:style-name="T2"><text:s text:c="5"/>website)</text:span></text:p>
      <text:p text:style-name="P3"/>
      <text:p text:style-name="P5">3. <text:s/>Engage local community</text:p>
      <text:p text:style-name="P5"/>
      <text:p text:style-name="P5">4. Collabora<text:span text:style-name="T5">te </text:span>with community <text:span text:style-name="T5">service </text:span>leaders and authorities</text:p>
      <text:p text:style-name="P5"/>
      <text:p text:style-name="P5">5. Conduct Meeting (have a focus meeting with open <text:span text:style-name="T7">dialogue</text:span>)</text:p>
      <text:p text:style-name="P5"/>
      <text:p text:style-name="P6">6. <text:span text:style-name="T3">promote awareness</text:span></text:p>
      <text:p text:style-name="P6"/>
      <text:p text:style-name="P8">7. <text:span text:style-name="T4">Multiple disciplinary approach. <text:s/>Tailor the goal toward particular jurisdiction and geographic</text:span></text:p>
      <text:p text:style-name="P8"><text:span text:style-name="T4"><text:s text:c="3"/>location.</text:span></text:p>
      <text:p text:style-name="P7"/>
      <text:p text:style-name="P9">8. <text:span text:style-name="T6">Reduce individual isolation by positive community connection.</text:span></text:p>
      <text:p text:style-name="P9"/>
      <text:p text:style-name="P11">9. <text:s/>Apply more aggressive and intrusive intervention for those who are at high risk. <text:s/>Proper authorities</text:p>
      <text:p text:style-name="P11"><text:s text:c="5"/>will carry out.</text:p>
      <text:p text:style-name="P9"/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07:11:09.057000000</meta:creation-date>
    <dc:date>2017-06-11T08:18:36.300000000</dc:date>
    <meta:editing-duration>PT1H7M12S</meta:editing-duration>
    <meta:editing-cycles>31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19" meta:word-count="136" meta:character-count="923" meta:non-whitespace-character-count="781"/>
  </office:meta>
</office:document-meta>
</file>